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RZar" svg:font-family="IRZar"/>
    <style:font-face style:name="verdana" svg:font-family="verdana, geneva,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writing-mode="lr-tb"/>
    </style:style>
    <style:style style:name="T1" style:family="text">
      <style:text-properties fo:font-variant="normal" fo:text-transform="none" fo:color="#000033" style:font-name="verdana" fo:font-size="8.25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Ms. Ref. No.: MATCOM-D-20-01257R1</text:span><text:line-break/><text:span text:style-name="T1">Title: Precise Calculation of Electrical Capacitance by means of Quadruple Integrals in Method of Moments Technique</text:span><text:line-break/><text:span text:style-name="T1">Mathematics and Computers in Simulation</text:span><text:line-break/><text:line-break/><text:span text:style-name="T1">Dear Dr.Prof. mohammad Mehdi Tehranchi,</text:span><text:line-break/><text:line-break/><text:span text:style-name="T1">Comments on your work have now been received. On the basis of these reviews</text:span><text:line-break/><text:span text:style-name="T1">your Editor is advising that you revise your manuscript.</text:span><text:line-break/><text:line-break/><text:span text:style-name="T1">For your guidance, all comments are appended below or can be downloaded.If you decide to revise the work, please submit a list of changes or a rebuttal against each point which is being raised when you submit the revised manuscript, together with the source files of your revised</text:span><text:line-break/><text:span text:style-name="T1">manuscript. If you send us the source (editable files in Word or TeX) files of your paper, there will be no delays in producing the proof, if your paper is accepted.</text:span><text:line-break/><text:line-break/><text:span text:style-name="T1">If you decline to revise the work, the manuscript will reinstated and will be rejected.</text:span><text:line-break/><text:line-break/><text:span text:style-name="T1">You can submit the TeX files as a .zip file which the system will then automatically unzip. You then need to assign designations to each file.</text:span><text:line-break/><text:line-break/><text:span text:style-name="T1">To submit a revision, please go to https://www.editorialmanager.com/matcom/ and log-in as an Author:</text:span><text:line-break/><text:line-break/><text:span text:style-name="T1">Your username is: ********</text:span><text:line-break/><text:line-break/><text:line-break/><text:span text:style-name="T1">On your Main Menu page is a folder entitled "Submissions Needing Revision".</text:span><text:line-break/><text:span text:style-name="T1">You will find your submission record there.</text:span><text:line-break/><text:line-break/><text:span text:style-name="T1">The revised version of your submission is due by 21 Oct 2022.</text:span><text:line-break/><text:line-break/><text:span text:style-name="T1">Data in Brief (optional):</text:span><text:line-break/><text:span text:style-name="T1">We invite you to convert your supplementary data (or a part of it) into an additional journal publication in Data in Brief, a multi-disciplinary open access journal. Data in Brief articles are a fantastic way to describe supplementary data and associated metadata, or full raw datasets deposited in an external repository, which are otherwise unnoticed. A Data in Brief article (which will be reviewed, formatted, indexed, and given a DOI) will make your data easier to find, reproduce, and cite.</text:span><text:line-break/><text:line-break/><text:span text:style-name="T1">You can submit to Data in Brief when you upload your revised manuscript. To do so, complete the template and follow the co-submission instructions found here: www.elsevier.com/dib-template. If your manuscript is accepted, your Data in Brief submission will automatically be transferred to Data in Brief for editorial review and publication.</text:span><text:line-break/><text:line-break/><text:span text:style-name="T1">Please note: an open access Article Publication Charge (APC) is payable by the author or research funder to cover the costs associated with publication in Data in Brief and ensure your data article is immediately and permanently free to access by all. For the current APC see: www.elsevier.com/journals/data-in-brief/2352-3409/open-access-journal</text:span><text:line-break/><text:line-break/><text:span text:style-name="T1">Please contact the Data in Brief editorial office at dib-me@elsevier.com or visit the Data in Brief homepage (www.journals.elsevier.com/data-in-brief/) if you have questions or need further information.</text:span><text:line-break/><text:line-break/><text:line-break/><text:span text:style-name="T1">MethodsX (optional)</text:span><text:line-break/><text:line-break/><text:span text:style-name="T1">We invite you to submit a method article alongside your research article. This is an opportunity to get full credit for the time and money spent on developing research methods, and to increase the visibility and impact of your work. If your research article is accepted, we will contact you with instructions on the submission process for your method article to MethodsX. On receipt at MethodsX it will be editorially reviewed and, upon acceptance, published as a separate method article. Your articles will be linked on ScienceDirect.</text:span><text:line-break/><text:line-break/><text:span text:style-name="T1">Please prepare your paper using the MethodsX Guide for Authors: https://www.elsevier.com/journals/methodsx/2215-0161/guide-for-authors (and template available here: https://www.elsevier.com/MethodsX-template) Open access fees apply.</text:span><text:line-break/><text:line-break/><text:line-break/><text:span text:style-name="T1">Yours sincerely,</text:span><text:line-break/><text:line-break/><text:soft-page-break/><text:span text:style-name="T1">Rosa Maria Spitaleri, Research Director</text:span><text:line-break/><text:span text:style-name="T1">Editor in Chief</text:span><text:line-break/><text:span text:style-name="T1">Mathematics and Computers in Simulation</text:span><text:line-break/><text:line-break/><text:span text:style-name="T1">Note: While submitting the revised manuscript, please double check the author names provided in the submission so that authorship related changes are made in the revision stage. If your manuscript is accepted, no authorship change is allowed. Changes in authorship during revision are allowed only if all authors, old and new, agree to it in writing to the Editor-in-Chief.</text:span><text:line-break/><text:line-break/><text:span text:style-name="T1">Reviewers' comments:</text:span><text:line-break/><text:line-break/><text:span text:style-name="T1">Editor: Two reviewers have concerns regarding the main novelty of the paper. Please, kindly address in detail the novelty concerns raised by reviewer #2 and #3. Also there are multiple typos in the manuscript, please could you review them? Kind regards.</text:span><text:line-break/><text:line-break/><text:span text:style-name="T1">Reviewer #1: No more comments from my side.</text:span><text:line-break/><text:line-break/><text:span text:style-name="T1">Reviewer #2: The authors have altered the manuscript according to my suggestions, and it is now easier to read and follow. The improvements in the manuscript are clear.</text:span><text:line-break/><text:line-break/><text:span text:style-name="T1">However, for the crucial calculations in the presented work the authors responded that "Finding the primitive function in (11) can be done by common softwares." and I agree with that statement. They even reference the paper where similar work is previously done. Further, the authors responded with "The answers obtained in this article are particularly accurate in coarse segmentation. Really this work is useful when the calculations are done quickly." This leads me to my final question: "What is the scientific novelty of the presented work?" If the equations are known, and the speed and coarse meshing are of the main interest, then the authors should have considered giving more information about the overall speed and accuracy with low number of mesh elements, in comparison with other approaches.</text:span><text:line-break/><text:line-break/><text:span text:style-name="T1">My opinion is that this work can be published if the authors clearly state the scientific novelty and reorganize the manuscript accordingly.</text:span><text:line-break/><text:line-break/><text:line-break/><text:line-break/><text:span text:style-name="T1">Reviewer #3: I'm now convinced on the novelty of the paper. The corrections made are ok for me.</text:span><text:line-break/><text:line-break/><text:line-break/><text:line-break/><text:span text:style-name="T1">For further assistance, please visit our customer support site at http://help.elsevier.com/app/answers/list/p/7923. Here you can search for solutions on a range of topics, find answers to frequently asked questions and learn more about EM via interactive tutorials. You will also find our 24/7 support contact details should you need any further assistance from one of our customer support representatives.</text:span><text:line-break/><text:line-break/><text:span text:style-name="T1">#AU_MATCOM#</text:span><text:line-break/><text:line-break/><text:span text:style-name="T1">To ensure this email reaches the intended recipient, please do not delete the above code</text:span><text:line-break/><text:line-break/><text:span text:style-name="T1">__________________________________________________</text:span><text:line-break/><text:span text:style-name="T1">In compliance with data protection regulations, you may request that we remove your personal registration details at any time. (Use the following URL: https://www.editorialmanager.com/matcom/login.asp?a=r). Please contact the publication office if you have any ques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IRZar" svg:font-family="IRZar"/>
    <style:font-face style:name="verdana" svg:font-family="verdana, geneva,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IRZar" style:font-size-complex="12pt" style:language-complex="fa" style:country-complex="IR"/>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IRZar"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IRZar" style:font-family-complex="IRZar"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IRZar" style:font-family-complex="IRZar"/>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IRZar" style:font-family-complex="IRZar"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IRZar" style:font-family-complex="IRZa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rl-tb" style:footnote-max-height="0in">
        <style:footnote-sep style:width="0.0071in" style:distance-before-sep="0.0398in" style:distance-after-sep="0.0398in"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30T09:57:34.801189464</meta:creation-date>
    <meta:generator>LibreOffice/6.0.7.3$Linux_X86_64 LibreOffice_project/00m0$Build-3</meta:generator>
    <dc:date>2022-09-30T09:59:05.882005516</dc:date>
    <meta:editing-duration>PT1M36S</meta:editing-duration>
    <meta:editing-cycles>1</meta:editing-cycles>
    <meta:document-statistic meta:table-count="0" meta:image-count="0" meta:object-count="0" meta:page-count="2" meta:paragraph-count="1" meta:word-count="968" meta:character-count="6438" meta:non-whitespace-character-count="5434"/>
  </office:meta>
</office:document-meta>
</file>